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2" svg:font-family="Helvetica"/>
    <style:font-face style:name="Helvetica" svg:font-family="Helvetica, Arial, sans-serif"/>
    <style:font-face style:name="sans-serif" svg:font-family="sans-serif"/>
    <style:font-face style:name="Liberation Serif" svg:font-family="'Liberation Serif'" style:font-family-generic="roman" style:font-pitch="variable"/>
    <style:font-face style:name="Helvetica1"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1a2898"/>
    </style:style>
    <style:style style:name="P2" style:family="paragraph" style:parent-style-name="Text_20_body">
      <style:paragraph-properties fo:text-align="center" style:justify-single-word="false"/>
      <style:text-properties style:font-name="Helvetica2" fo:font-size="14pt" fo:font-weight="bold" officeooo:paragraph-rsid="001a2898"/>
    </style:style>
    <style:style style:name="P3" style:family="paragraph" style:parent-style-name="Text_20_body">
      <style:text-properties style:font-name="Helvetica2" fo:font-size="12pt" fo:font-weight="bold"/>
    </style:style>
    <style:style style:name="P4" style:family="paragraph" style:parent-style-name="Text_20_body">
      <style:paragraph-properties fo:text-align="justify" style:justify-single-word="false"/>
      <style:text-properties style:font-name="Helvetica2" fo:font-size="12pt"/>
    </style:style>
    <style:style style:name="P5" style:family="paragraph" style:parent-style-name="Text_20_body">
      <style:text-properties style:font-name="Helvetica1" fo:font-weight="normal" officeooo:rsid="001a2898" officeooo:paragraph-rsid="001a2898" style:font-weight-asian="normal" style:font-weight-complex="normal"/>
    </style:style>
    <style:style style:name="P6" style:family="paragraph" style:parent-style-name="Text_20_body">
      <style:paragraph-properties fo:text-align="justify" style:justify-single-word="false"/>
      <style:text-properties style:font-name="Helvetica1" fo:font-weight="normal" officeooo:rsid="001a2898" officeooo:paragraph-rsid="001a2898" style:font-weight-asian="normal" style:font-weight-complex="normal"/>
    </style:style>
    <style:style style:name="P7" style:family="paragraph" style:parent-style-name="Text_20_body">
      <style:paragraph-properties fo:text-align="justify" style:justify-single-word="false"/>
      <style:text-properties fo:color="#000000" officeooo:rsid="001b7ed0" officeooo:paragraph-rsid="001bce5d"/>
    </style:style>
    <style:style style:name="P8" style:family="paragraph" style:parent-style-name="Text_20_body">
      <style:paragraph-properties fo:text-align="justify" style:justify-single-word="false"/>
      <style:text-properties officeooo:paragraph-rsid="001e495d"/>
    </style:style>
    <style:style style:name="P9" style:family="paragraph" style:parent-style-name="Text_20_body">
      <style:text-properties officeooo:paragraph-rsid="001cf5d1"/>
    </style:style>
    <style:style style:name="P10" style:family="paragraph" style:parent-style-name="Standard">
      <style:text-properties style:font-name="Helvetica1"/>
    </style:style>
    <style:style style:name="P11" style:family="paragraph" style:parent-style-name="Standard">
      <style:text-properties style:font-name="Helvetica1" fo:font-weight="bold" officeooo:rsid="001a2898" officeooo:paragraph-rsid="001a2898" style:font-weight-asian="bold" style:font-weight-complex="bold"/>
    </style:style>
    <style:style style:name="T1" style:family="text">
      <style:text-properties fo:font-variant="normal" fo:text-transform="none" fo:color="#000000" style:font-name="Helvetica1" fo:font-size="12pt" fo:letter-spacing="normal" fo:font-style="normal" fo:font-weight="normal" officeooo:rsid="001a2898" style:font-size-asian="12pt" style:font-weight-asian="normal" style:font-size-complex="12pt" style:font-weight-complex="normal"/>
    </style:style>
    <style:style style:name="T2" style:family="text">
      <style:text-properties fo:font-variant="normal" fo:text-transform="none" fo:color="#000000" style:font-name="Helvetica1" fo:font-size="12pt" fo:letter-spacing="normal" fo:font-style="normal" fo:font-weight="normal" officeooo:rsid="001cf5d1" style:font-size-asian="12pt" style:font-weight-asian="normal" style:font-size-complex="12pt" style:font-weight-complex="normal"/>
    </style:style>
    <style:style style:name="T3" style:family="text">
      <style:text-properties fo:font-variant="normal" fo:text-transform="none" fo:color="#000000" style:font-name="Helvetica1" fo:font-size="12pt" fo:letter-spacing="normal" fo:font-style="normal" fo:font-weight="normal" officeooo:rsid="001e495d" style:font-size-asian="12pt" style:font-weight-asian="normal" style:font-size-complex="12pt" style:font-weight-complex="normal"/>
    </style:style>
    <style:style style:name="T4" style:family="text">
      <style:text-properties fo:font-variant="normal" fo:text-transform="none" fo:color="#000000" style:font-name="Helvetica1" fo:font-size="12pt" fo:letter-spacing="normal" fo:font-style="normal" fo:font-weight="normal" officeooo:rsid="001e495d"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font-name="Helvetica1" fo:font-size="12pt" fo:letter-spacing="normal" fo:font-style="italic" fo:font-weight="normal" officeooo:rsid="001e495d" style:font-size-asian="12pt" style:font-weight-asian="normal" style:font-size-complex="12pt" style:font-weight-complex="normal"/>
    </style:style>
    <style:style style:name="T6" style:family="text">
      <style:text-properties fo:font-variant="normal" fo:text-transform="none" fo:color="#252525" style:font-name="sans-serif" fo:font-size="9.14999961853027pt" fo:letter-spacing="normal" fo:font-style="normal" fo:font-weight="normal" officeooo:rsid="001a2898" style:font-weight-asian="normal" style:font-weight-complex="normal"/>
    </style:style>
    <style:style style:name="T7" style:family="text">
      <style:text-properties fo:font-variant="normal" fo:text-transform="none" fo:color="#252525" style:font-name="Helvetica1" fo:font-size="9.14999961853027pt" fo:letter-spacing="normal" fo:font-style="normal" fo:font-weight="normal" officeooo:rsid="001a2898" style:font-weight-asian="normal" style:font-weight-complex="normal"/>
    </style:style>
    <style:style style:name="T8" style:family="text">
      <style:text-properties fo:font-variant="normal" fo:text-transform="none" fo:color="#252525" style:font-name="Helvetica1" fo:font-size="12pt" fo:letter-spacing="normal" fo:font-style="normal" fo:font-weight="normal" officeooo:rsid="001a2898" style:font-size-asian="12pt" style:font-weight-asian="normal" style:font-size-complex="12pt" style:font-weight-complex="normal"/>
    </style:style>
    <style:style style:name="T9" style:family="text">
      <style:text-properties fo:font-variant="normal" fo:text-transform="none" style:font-name="Helvetica2" fo:font-size="12pt" fo:letter-spacing="normal" fo:font-style="normal" fo:font-weight="normal"/>
    </style:style>
    <style:style style:name="T10" style:family="text">
      <style:text-properties fo:font-variant="normal" fo:text-transform="none" style:font-name="Helvetica2" fo:font-size="12pt" fo:letter-spacing="normal" fo:font-style="normal" fo:font-weight="normal" officeooo:rsid="001bce5d"/>
    </style:style>
    <style:style style:name="T11" style:family="text">
      <style:text-properties style:font-name="Helvetica1" fo:font-size="12pt"/>
    </style:style>
    <style:style style:name="T12" style:family="text">
      <style:text-properties style:font-name="Helvetica1" fo:font-size="12pt" fo:font-style="italic"/>
    </style:style>
    <style:style style:name="T13" style:family="text">
      <style:text-properties style:font-name="Helvetica1" fo:font-size="12pt" fo:font-style="italic" style:font-size-asian="12pt" style:font-size-complex="12pt"/>
    </style:style>
    <style:style style:name="T14" style:family="text">
      <style:text-properties style:font-name="Helvetica1" fo:font-size="12pt" style:font-size-asian="12pt" style:font-size-complex="12pt"/>
    </style:style>
    <style:style style:name="T15" style:family="text">
      <style:text-properties fo:font-size="20pt" style:font-size-asian="20pt" style:font-size-complex="20pt"/>
    </style:style>
    <style:style style:name="T16" style:family="text">
      <style:text-properties style:font-name="Helvetica2" fo:font-size="12pt"/>
    </style:style>
    <style:style style:name="T17" style:family="text">
      <style:text-properties style:font-name="Helvetica2" fo:font-size="12pt" fo:font-style="italic"/>
    </style:style>
    <style:style style:name="T18" style:family="text">
      <style:text-properties style:font-name="Helvetica2" fo:font-size="12pt" fo:font-weight="bold" officeooo:rsid="001a2898" style:font-weight-asian="bold" style:font-weight-complex="bold"/>
    </style:style>
    <style:style style:name="T19" style:family="text">
      <style:text-properties style:font-name="Helvetica2" fo:font-size="12pt" officeooo:rsid="001b7ed0"/>
    </style:style>
    <style:style style:name="T20" style:family="text">
      <style:text-properties style:font-name="Helvetica2" fo:font-size="12pt" officeooo:rsid="001bce5d"/>
    </style:style>
    <style:style style:name="T21" style:family="text">
      <style:text-properties fo:color="#000000" style:font-name="Helvetica1" fo:font-size="12pt" style:font-size-asian="12pt" style:font-size-complex="12pt"/>
    </style:style>
    <style:style style:name="T22" style:family="text">
      <style:text-properties fo:color="#000000" style:font-name="Helvetica1" fo:font-size="12pt" officeooo:rsid="001cf5d1" style:font-size-asian="12pt" style:font-size-complex="12pt"/>
    </style:style>
    <style:style style:name="T23" style:family="text">
      <style:text-properties fo:color="#000000" style:font-name="Helvetica1" fo:font-size="12pt" fo:font-style="italic"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arec Frédéric</text:p>
      <text:p text:style-name="P10"><text:bookmark text:name="name"/>KIBEYA Malaika Aisha </text:p>
      <text:p text:style-name="P10"/>
      <text:p text:style-name="P10"/>
      <text:p text:style-name="P10"/>
      <text:p text:style-name="P2"><text:span text:style-name="T15">TP3 : accréditation anonyme </text:span></text:p>
      <text:p text:style-name="P2"><text:span text:style-name="T15">et coloriage de graphe</text:span> </text:p>
      <text:p text:style-name="P10"/>
      <text:p text:style-name="P3">Description : </text:p>
      <text:p text:style-name="P4">Le but de ce troisième TP est de vous faire implémenter une accréditation anonyme par une preuve de connaissance à divulgation nulle de type 3-coloriage de graphe. Plus précisément, on est dans la situation où un utilisateur souhaite convaincre un vérificateur qu'il connaît une manière de colorier entièrement un graphe avec 3 couleurs de telle façon qu'aucun nœud du graphe n'ait la même couleur que l'un des nœuds voisins mais sans révéler aucune autre information à propos de ce coloriage. Voir l'entrée correspondante sous wikipedia pour plus de détails à propos de ce problème: http://fr.wikipedia.org/wiki/Coloration_de_graphe Le TP lui-même se décompose en quatre parties. </text:p>
      <text:p text:style-name="P10"/>
      <text:p text:style-name="P11">Analyse du protocole :</text:p>
      <text:p text:style-name="Standard"/>
      <text:p text:style-name="P11">Question 1 :</text:p>
      <text:p text:style-name="P5"><text:span text:style-name="T16">Pourquoi est ce que si l'utilisateur et le vérificateur sont honnêtes et suivent les directives du protocole, un utilisateur possédant la preuve d'un 3-coloriage pourra toujours convaincre le vérificateur (propriété de </text:span><text:span text:style-name="T17">completeness</text:span><text:span text:style-name="T16">)? </text:span></text:p>
      <text:p text:style-name="P6"><text:span text:style-name="T16"><text:tab/></text:span><text:span text:style-name="T19">Le protocole est du type chalenge-response. Si l'utilisateur et le vérificateur sont honnêtes et suivent le protocole le vérificateurs doit toujours accepter la preuve. Car celle-ci correspond a la preuve attendue </text:span><text:span text:style-name="T20">dans la suivie du protocole défi-réponse.</text:span></text:p>
      <text:p text:style-name="Standard"><text:span text:style-name="T18">Question 2 :</text:span></text:p>
      <text:p text:style-name="P1"><text:span text:style-name="T16">Pourquoi est ce qu'un utilisateur qui ne possède pas de preuve d'un 3-coloriage ne pourra pas réussir à convaincre un vérificateur, sauf avec une probabilité négligeable (propriété de </text:span><text:span text:style-name="T17">soundness</text:span><text:span text:style-name="T16">)?</text:span></text:p>
      <text:p text:style-name="P7"><text:span text:style-name="T9"><text:tab/>Si la </text:span><text:span text:style-name="T10">preuve d'un 3-coloriage</text:span><text:span text:style-name="T9"> est fausse, aucun </text:span><text:span text:style-name="T10">utilisateur</text:span><text:span text:style-name="T9"> malicieux ne peut convaincre un vérificateur honnête que la </text:span><text:span text:style-name="T10">preuve</text:span><text:span text:style-name="T9"> est vraie et ceci avec une forte probabilité. Mais i</text:span><text:span text:style-name="T16">l y a toujours une chance négligeable que la preuve d'un 3-coloriage créer au hasard corresponde a celle attendue par le vérificateur. Sinon les preuves sont différente et ne convaincront pas le vérificateur.</text:span></text:p>
      <text:p text:style-name="P9"><text:span text:style-name="T18">Question 3 :</text:span><text:span text:style-name="T16"><text:line-break/></text:span><text:span text:style-name="T21">Expliquer en quoi ce protocole est à divulgation nulle (</text:span><text:span text:style-name="T23">zero-knowledge </text:span><text:span text:style-name="T21">en anglais), c'est à dire qu'il n'apporte aucune autre information au vérificateur que la véracité de l'énoncé. </text:span></text:p>
      <text:p text:style-name="P8"><text:span text:style-name="T22"><text:tab/>L</text:span><text:span text:style-name="T1">e vérificateur n'apprend de la part d</text:span><text:span text:style-name="T2">e l'utilisateur,</text:span><text:span text:style-name="T1"> rien de plus que la véracité de la </text:span><text:span text:style-name="T2">preuve d'un 3-coloriage</text:span><text:span text:style-name="T1">, il n'obtient aucune information qu'il ne connaissait déjà sans l'apport d</text:span><text:span text:style-name="T2">e l'utilisateur.</text:span><text:span text:style-name="T1"> Si le vérificateur ne suit pas la procédure, cette définition reste valable aussi longtemps que l</text:span><text:span text:style-name="T2">'utilisateur</text:span><text:span text:style-name="T1"> suit la procédure. </text:span><text:span text:style-name="T3">Ce qui définie la propriété <text:s/></text:span><text:span text:style-name="T5">zero-knowledge </text:span><text:span text:style-name="T4">d'un protocole chalenge-respo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2" svg:font-family="Helvetica"/>
    <style:font-face style:name="Helvetica" svg:font-family="Helvetica, Arial, sans-serif"/>
    <style:font-face style:name="sans-serif" svg:font-family="sans-serif"/>
    <style:font-face style:name="Liberation Serif" svg:font-family="'Liberation Serif'" style:font-family-generic="roman" style:font-pitch="variable"/>
    <style:font-face style:name="Helvetica1"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5:17:10.388120000</meta:creation-date>
    <dc:date>2016-02-12T15:46:07.801655000</dc:date>
    <meta:editing-duration>PT28M55S</meta:editing-duration>
    <meta:editing-cycles>5</meta:editing-cycles>
    <meta:generator>LibreOffice/4.3.7.2$MacOSX_X86_64 LibreOffice_project/8a35821d8636a03b8bf4e15b48f59794652c68ba</meta:generator>
    <meta:document-statistic meta:table-count="0" meta:image-count="0" meta:object-count="0" meta:page-count="1" meta:paragraph-count="15" meta:word-count="376" meta:character-count="2508" meta:non-whitespace-character-count="2136"/>
  </office:meta>
</office:document-meta>
</file>